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<text:span text:style-name="T16">do text</text:span></text:p><text:p text:style-name="P19"><text:span text:style-name="T16">from document(at=header, format='odt')</text:span>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<text:span text:style-name="T19">do text</text:span></text:p><text:p text:style-name="P19"><text:span text:style-name="T20">from document(at=reference, format='odt')</text:span>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13:04.059830738</dc:date>
    <meta:editing-duration>PT7H48M45S</meta:editing-duration>
    <meta:editing-cycles>46</meta:editing-cycles>
    <meta:generator>LibreOffice/6.3.5.2$Linux_X86_64 LibreOffice_project/30$Build-2</meta:generator>
    <meta:document-statistic meta:table-count="3" meta:image-count="0" meta:object-count="0" meta:page-count="2" meta:paragraph-count="40" meta:word-count="184" meta:character-count="1259" meta:non-whitespace-character-count="1134"/>
  </office:meta>
</office:document-meta>
</file>